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e90" officeooo:paragraph-rsid="001a1e90"/>
    </style:style>
    <style:style style:name="P2" style:family="paragraph" style:parent-style-name="Standard">
      <style:text-properties officeooo:rsid="001a1e90" officeooo:paragraph-rsid="001c90ac"/>
    </style:style>
    <style:style style:name="P3" style:family="paragraph" style:parent-style-name="Standard">
      <style:text-properties officeooo:rsid="001a1e90" officeooo:paragraph-rsid="001a1e90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officeooo:rsid="001b5a06"/>
    </style:style>
    <style:style style:name="T3" style:family="text">
      <style:text-properties officeooo:rsid="001c90ac"/>
    </style:style>
    <style:style style:name="T4" style:family="text">
      <style:text-properties style:font-name="Courier 10 Pitch" officeooo:rsid="001c90ac"/>
    </style:style>
    <style:style style:name="T5" style:family="text">
      <style:text-properties style:font-name="Courier 10 Pitch" fo:font-size="10pt" officeooo:rsid="001c90ac" style:font-size-asian="10pt" style:font-size-complex="10pt"/>
    </style:style>
    <style:style style:name="T6" style:family="text">
      <style:text-properties fo:font-size="10pt" officeooo:rsid="001c90ac" style:font-size-asian="10pt" style:font-size-complex="10pt"/>
    </style:style>
    <style:style style:name="T7" style:family="text">
      <style:text-properties officeooo:rsid="001d36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munication procotol between the main daemon and the User Interface.</text:p>
      <text:p text:style-name="P1"/>
      <text:h text:style-name="Heading_20_1" text:outline-level="1">Base protocol</text:h>
      <text:p text:style-name="P2">The communication relies on encapsulation of (command, argument) messages. Each stage of encapsulation is responsible to <text:span text:style-name="T7">compose/</text:span>decompose its information and parse the provided commands. <text:span text:style-name="T3">In charge of the central stage to tranform the resulting json string to binary. But, actually, the developper should use the </text:span><text:span text:style-name="T5">blendervr.tools.connector.Client</text:span><text:span text:style-name="T3">/</text:span><text:span text:style-name="T6">blendervr.tools.connector.Server</text:span><text:span text:style-name="T3"> classes to interact with the daemon.</text:span></text:p>
      <text:p text:style-name="P1"/>
      <text:p text:style-name="P1">The method <text:span text:style-name="T1">blendervr.tools.connector.Common.composeMessage(command, argument)</text:span> must be use to compose a message sended to the peer.</text:p>
      <text:p text:style-name="P1">On the other side, the method <text:span text:style-name="T1">blendervr.tools.connector.Common.decomposeMessage(message) </text:span>must be use to decompose a message and analyse its content.</text:p>
      <text:p text:style-name="P1"/>
      <text:p text:style-name="P1"/>
      <text:p text:style-name="P1">For instance, if the UI request the blender file name, it should s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Touraine</meta:initial-creator>
    <meta:creation-date>2014-11-17T07:45:02.429159696</meta:creation-date>
    <dc:date>2014-11-17T21:43:47.750535171</dc:date>
    <dc:creator>Damien Touraine</dc:creator>
    <meta:editing-duration>PT1H32M39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110" meta:character-count="846" meta:non-whitespace-character-count="741"/>
  </office:meta>
</office:document-meta>
</file>